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084926" officeooo:paragraph-rsid="00084926"/>
    </style:style>
    <style:style style:name="P2" style:family="paragraph" style:parent-style-name="Title">
      <style:text-properties style:text-underline-style="none" officeooo:rsid="00084926" officeooo:paragraph-rsid="00084926"/>
    </style:style>
    <style:style style:name="P3" style:family="paragraph" style:parent-style-name="Text_20_body">
      <style:text-properties style:text-underline-style="none" officeooo:rsid="00084926" officeooo:paragraph-rsid="00084926"/>
    </style:style>
    <style:style style:name="P4" style:family="paragraph" style:parent-style-name="Text_20_body">
      <style:text-properties style:text-underline-style="none" officeooo:rsid="000906ac" officeooo:paragraph-rsid="000906ac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text-properties style:text-underline-style="none" officeooo:rsid="00084926" officeooo:paragraph-rsid="000906ac"/>
    </style:style>
    <style:style style:name="P7" style:family="paragraph" style:parent-style-name="Heading_20_1">
      <style:text-properties style:text-underline-style="none" officeooo:rsid="000906ac" officeooo:paragraph-rsid="000906ac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90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TABLES</text:p>
      <text:p text:style-name="P1"/>
      <text:p text:style-name="P1"/>
      <text:p text:style-name="P1"><text:s text:c="4"/>public function datatable_cards_estatu($ORDERS_id){</text:p>
      <text:p text:style-name="P1"><text:s text:c="6"/>$this-&gt;datatable_reset();</text:p>
      <text:p text:style-name="P1"><text:s text:c="6"/>$this-&gt;DATATABLE_CONDICIONAL="select * from orderDetail,orderDetailEstatu where odeoddid = oddid and oddest in ('t') and <text:s/>oddordid <text:s/>in (".$ORDERS_id.") and odeest in ('t') order by oddid desc";</text:p>
      <text:p text:style-name="P1"><text:s text:c="6"/>$this-&gt;DATATABLE_CONDICIONAL_SQL = true;</text:p>
      <text:p text:style-name="P1"><text:s text:c="6"/>$JSON = $this-&gt;json_element($this-&gt;tabla,'estatupedido');</text:p>
      <text:p text:style-name="P1"><text:s text:c="6"/>$res =$this-&gt;DATATABLE__($JSON);</text:p>
      <text:p text:style-name="P1"><text:s text:c="6"/>return <text:s/>$res;</text:p>
      <text:p text:style-name="P1"><text:s text:c="4"/>}</text:p>
      <text:p text:style-name="P1"/>
      <text:p text:style-name="P4"/>
      <text:h text:style-name="P5" text:outline-level="1">FUNCIONES DE ACCIONES PARA LAS FILAS DEL DATATABLE</text:h>
      <text:p text:style-name="P1"/>
      <text:h text:style-name="P6" text:outline-level="1"><text:s text:c="2"/>"mode": "" * <text:span text:style-name="T2">DEFAULT</text:span></text:h>
      <text:p text:style-name="P4"><text:s text:c="5"/>{</text:p>
      <text:p text:style-name="P4"><text:s text:c="12"/>"icon": "&lt;i class='ace-icon fa fa-plus-square bigger-120'&gt;&lt;/i&gt;",</text:p>
      <text:p text:style-name="P4"><text:s text:c="12"/>"funcion": "<text:span text:style-name="T1">submit_modal_odd_click</text:span>",</text:p>
      <text:p text:style-name="P4"><text:s text:c="12"/>"parametro": "<text:span text:style-name="T1">oddid</text:span>",</text:p>
      <text:p text:style-name="P4"><text:s text:c="12"/>"href": "<text:span text:style-name="T1">#modal-odd</text:span>",</text:p>
      <text:p text:style-name="P4"><text:s text:c="12"/>"class": "btn btn-xs btn-success"</text:p>
      <text:p text:style-name="P4"><text:s text:c="10"/>}</text:p>
      <text:p text:style-name="P4"/>
      <text:h text:style-name="Heading_20_1" text:outline-level="1"><text:s text:c="12"/>"mode": "ajax-directo"</text:h>
      <text:p text:style-name="P4"><text:s text:c="10"/>{</text:p>
      <text:p text:style-name="P4"><text:s text:c="12"/>"icon": "&lt;i class='ace-icon fa fa-trash bigger-120'&gt;&lt;/i&gt;",</text:p>
      <text:p text:style-name="P4"><text:s text:c="12"/>"funcion": " <text:span text:style-name="T1">ajax</text:span>", * SE ENCUENTRA EN EL MODULO AJAX</text:p>
      <text:p text:style-name="P4"><text:s text:c="12"/>"ajax_code": "<text:span text:style-name="T1">oddest</text:span>",</text:p>
      <text:p text:style-name="P4"><text:s text:c="12"/>"ajax_parametro": "<text:span text:style-name="T1">oddid</text:span>",</text:p>
      <text:p text:style-name="P4"><text:s text:c="12"/>"ajax_view": "<text:span text:style-name="T1">view_orderDetail</text:span>",</text:p>
      <text:p text:style-name="P4"><text:s text:c="12"/>"href": "",</text:p>
      <text:p text:style-name="P4"><text:s text:c="12"/>"class": "btn btn-xs btn-danger",</text:p>
      <text:p text:style-name="P4"><text:s text:c="12"/>"mode": "<text:span text:style-name="T1">ajax-directo</text:span>"</text:p>
      <text:p text:style-name="P4"><text:s text:c="10"/>}</text:p>
      <text:p text:style-name="P4"/>
      <text:h text:style-name="P7" text:outline-level="1"><text:s text:c="2"/>"mode": "href"</text:h>
      <text:p text:style-name="P4"><text:s text:c="10"/>{</text:p>
      <text:p text:style-name="P4"><text:s text:c="12"/>"icon": "&lt;i class='ace-icon fa fa fa-sliders bigger-120'&gt;&lt;/i&gt;",</text:p>
      <text:p text:style-name="P4"><text:s text:c="12"/>"class": "btn btn-xs btn-primary",</text:p>
      <text:p text:style-name="P4"><text:s text:c="12"/>"funcion": "",</text:p>
      <text:p text:style-name="P4"><text:s text:c="12"/>"parametro": "<text:span text:style-name="T1">oddid</text:span>",</text:p>
      <text:p text:style-name="P4"><text:s text:c="12"/>"href": "<text:span text:style-name="T1">?opcion=servicePreferenceOrderDetails&amp;code=</text:span>",</text:p>
      <text:p text:style-name="P4"><text:s text:c="12"/>"mode": "<text:span text:style-name="T1">href</text:span>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08-06T03:46:21.762957802</meta:creation-date>
    <dc:date>2016-10-09T07:02:44.596227285</dc:date>
    <dc:creator>pitagora </dc:creator>
    <meta:editing-duration>PT20H37M48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37" meta:word-count="126" meta:character-count="1497" meta:non-whitespace-character-count="1072"/>
  </office:meta>
</office:document-meta>
</file>